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8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-e9</text:p>
          </table:table-cell>
          <table:table-cell table:style-name="ce2" office:value-type="string" calcext:value-type="string">
            <text:p>-e10</text:p>
          </table:table-cell>
          <table:table-cell table:style-name="ce2" office:value-type="string" calcext:value-type="string">
            <text:p>-e11</text:p>
          </table:table-cell>
          <table:table-cell table:style-name="ce2" office:value-type="string" calcext:value-type="string">
            <text:p>-e12</text:p>
          </table:table-cell>
          <table:table-cell table:style-name="ce2" office:value-type="string" calcext:value-type="string">
            <text:p>-e13</text:p>
          </table:table-cell>
          <table:table-cell table:style-name="ce2" office:value-type="string" calcext:value-type="string">
            <text:p>-e14</text:p>
          </table:table-cell>
          <table:table-cell table:style-name="ce2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 signs diagonal of 4*4 have (x,y,y,z) for vector and column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s signs have inside them the same elements , best start from octonions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After colors octonion 12=&gt;12: 1=&gt;(1,2,4,5),2=&gt;(2,3,1,6),3=&gt;(3,2,7,8),4=&gt;(4,9,1,11),5=&gt;(5,3,12,6),6=&gt;(6,10,4,5)</text:p>
            <text:p><text:span text:style-name="T1">7=&gt;(7,9,12,11), 8=&gt;(8,3,12,11), 9=&gt;(9,10,7,8),10=&gt;(10,9,1,6),11=&gt;(11,10,8,4),12=&gt;(12,2,7,5) where grouped by 2^m 2&lt;m&lt;m-2</text:span></text:p>
            <text:p><text:span text:style-name="T1">n(n,b,c,d)=&gt;m(m,e,c,d) : 1=&gt;6,2=&gt;10,3=&gt;9,4=&gt;none,5=&gt;none,7=&gt;8, the rest none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color signs dim where m=0 (every single element) group them by 4 (max 6, based 2), 0 to 1(2=&gt;6) :</text:span></text:p>
            <text:p><text:span text:style-name="T1"> 1=&gt;(1,1,1,2),2=&gt;(1,1,2,1),3=&gt;(1,2,1,1),4=&gt;(2,1,2,2),5=&gt;(2,2,1,2),6=&gt;(2,2,2,1)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From 1 to 2 (max 12, based on 6)(6=&gt;12) : (1,1,3,4)=&gt;1,(1,2,1,5)=&gt;2,(2,1,6,2)=&gt;3,(3,6,1,3)=&gt;4,(4,2,4,5)=&gt;5,(5,5,3,4)=&gt;6</text:span></text:p>
            <text:p><text:span text:style-name="T1">(6,6,4,3)=&gt;7,(2,2,4,3)=&gt;8,(6,5,6,2)=&gt;9,(5,6,1,5)=&gt;10,(3,5,3,2)=&gt;11,(4,1,6,4)=&gt;12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m-2=&gt;m-1 (8*8)=&gt;(4*4) (base 9,means 12=&gt;9) same as 12=&gt;12 exept 12(became)=&gt;9, 11=&gt;8, 9=&gt;7</text:p>
            <text:p>(9=&gt;12), 7=&gt;9, 8=&gt;11, 9=&gt;12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(4*4)=&gt;(2*2) base(, same 1 and 2 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0=&gt;1 is binary like where 0 is 1, and 1 is 2, 1=&gt;(0,0,0,1),2=&gt;(0,0,1,0), 3=&gt;(0,1,0,0),4=&gt;(1,0,1,1),5=&gt;(1,1,0,1),6=&gt;(1,1,1,0)</text:p>
            <text:p>Where for 1 to 3 the “1” go left,and for 4 to 6 the “0” go right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maybe be twin work with base 12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8T10:21:30.882603167</dc:date>
    <meta:editing-duration>P2DT2H12M20S</meta:editing-duration>
    <meta:editing-cycles>7</meta:editing-cycles>
    <meta:generator>LibreOffice/7.4.7.2$Linux_X86_64 LibreOffice_project/40$Build-2</meta:generator>
    <meta:document-statistic meta:table-count="1" meta:cell-count="314" meta:object-count="0"/>
  </office:meta>
</office:document-meta>
</file>